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officeooo:rsid="00072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ozawe</text:h>
      <text:p text:style-name="Standard"/>
      <text:p text:style-name="Standard">Klant belt en geeft aan helemaal geen uitkering te hebben ontvangen. Mogelijke oorzaken:</text:p>
      <text:p text:style-name="Standard"/>
      <text:p text:style-name="Standard"><text:span text:style-name="T1">1. </text:span>Uitkering gestopt: Ga naar overzicht diensten, dubbelklik, klik in menu op tijdelijke stop om te zien of er een stopdatum is opgevoerd</text:p>
      <text:p text:style-name="Standard"/>
      <text:p text:style-name="Standard"><text:span text:style-name="T1">2/ </text:span>Geen (rest)betalingsopdracht opgevoerd: ga naar rekeningen, check of er een restbetalingsregel is</text:p>
      <text:p text:style-name="Standard">opgevoerd (bij lopende uitkering te herkennen aan geen einddatum), als geen restbetaling of een</text:p>
      <text:p text:style-name="Standard">einddatum dan gaat de betaling er niet uit.</text:p>
      <text:p text:style-name="Standard"/>
      <text:p text:style-name="Standard"><text:span text:style-name="T1">3. </text:span>Saldo te kort in klantrekening: ga naar rekeningen, klik op klantrekening, als er een minteken voor staat is er een indicatie dat er een saldotekort is. Er is sprake van een saldotekort wanneer er</text:p>
      <text:p text:style-name="Standard">meer inhoudingen op de uitkering zijn dan het beschikbare bedrag van de uitkering, bv: klant zijn</text:p>
      <text:p text:style-name="Standard">uitkering bedraagt € 700 p/m, daarvan betaalt hij via de uitkering € 500 aan huur, € 150</text:p>
      <text:p text:style-name="Standard">zorgpremie en € 150,00 aan Eneco. Dus de inhoudingen zijn in dit geval € 800 terwijl de uitkering</text:p>
      <text:p text:style-name="Standard">maar € 700 is. In zo’n geval gaat het systeem niets uitkeren en zie je een bedrag op de</text:p>
      <text:p text:style-name="Standard">klantrekening staan met een minteken ervoor. De inkomensconsulent dient in zo’n geval een van</text:p>
      <text:p text:style-name="Standard">de inhoudingen eruit te halen zodat klant toch een aanvullende uitkering ontvangt.</text:p>
      <text:p text:style-name="Standard"/>
      <text:p text:style-name="Standard"><text:span text:style-name="T1">4. </text:span>Er is geen voeding zichtbaar: bereken dienst moet nog uitgevoerd worden naar aanleiding van een mutatie <text:span text:style-name="T1">(</text:span>Maatregel 100 % <text:span text:style-name="T1">of </text:span>Inkomsten boven de norm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20:24:26.790386274</meta:creation-date>
    <dc:date>2021-06-01T20:33:41.579721490</dc:date>
    <meta:editing-duration>PT9M18S</meta:editing-duration>
    <meta:editing-cycles>2</meta:editing-cycles>
    <meta:generator>LibreOffice/6.1.5.2$Linux_X86_64 LibreOffice_project/10$Build-2</meta:generator>
    <meta:print-date>2021-06-01T20:32:43.124929603</meta:print-date>
    <meta:document-statistic meta:table-count="0" meta:image-count="0" meta:object-count="0" meta:page-count="1" meta:paragraph-count="14" meta:word-count="228" meta:character-count="1363" meta:non-whitespace-character-count="1149"/>
  </office:meta>
</office:document-meta>
</file>